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7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1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emória Virtual<text:line-break/>Caso de Uso: Excluir Bem Patrimonial</text:p>
      <text:h text:style-name="P31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31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, desde que este pertença à Instituição a qual é Catalogador.</text:span></text:h>
      <text:h text:style-name="P31" text:outline-level="1">Pré-condições</text:h>
      <text:p text:style-name="P7">O usuário estar logado no sistema.</text:p>
      <text:h text:style-name="P31" text:outline-level="1">Fluxo Básico de eventos</text:h>
      <text:list xml:id="list46022158" text:style-name="WW8Num7">
        <text:list-item text:start-value="1">
          <text:p text:style-name="P20"><text:s/>O Catalogador seleciona a opção “Excluir Bem Patrimonial”;</text:p>
        </text:list-item>
        <text:list-item>
          <text:p text:style-name="P20">O sistema exibe uma tela contendo:</text:p>
          <text:list>
            <text:list-item>
              <text:list>
                <text:list-header>
                  <text:p text:style-name="P21"><text:span text:style-name="T10"><text:s/>- campo para inserir “Título” para buscar o Bem Patrimonial que se deseja excluir. Esse campo deve ser auto completável, ou seja, de acordo com a informação que está sendo inserida pelo usuário ele cria e exibe uma lista, em ordem alfabética, (abaixo do campo onde o nome está sendo inserido) com os possíveis nomes que estão sendo pesquisados. </text:span><text:span text:style-name="T10"><text:s/>Assim, o usuário tem a opção de terminar de escrever o nome desejado ou o selecionar na lista que foi apresentada;</text:span></text:p>
                  <text:list>
                    <text:list-header>
                      <text:p text:style-name="P22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8"><text:span text:style-name="Fonte_20_parág._20_padrão"><text:span text:style-name="T10">5. O sistema exibe mensagem:</text:span></text:span></text:p>
                                              <text:p text:style-name="P28"><text:span text:style-name="Fonte_20_parág._20_padrão"><text:span text:style-name="T10"><text:s/><text:tab/>'Bem Patrimonial excluído com sucesso'</text:span></text:span></text:p>
                                              <text:p text:style-name="P28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1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2"><text:tab/>2.<text:tab/>O sistema retorna ao passo 2 do Fluxo básico.</text:p>
      <text:p text:style-name="P12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4"><text:soft-page-break/>1.<text:tab/>O sistema exibe a mensagem “Bem Patrimonial não encontrado”;</text:p>
      <text:list xml:id="list8421616192" text:style-name="L1">
        <text:list-item>
          <text:list>
            <text:list-item>
              <text:list>
                <text:list-item>
                  <text:p text:style-name="P29">O sistema retorna ao passo 2.</text:p>
                </text:list-item>
              </text:list>
            </text:list-item>
          </text:list>
        </text:list-item>
      </text:list>
      <text:p text:style-name="P15"/>
      <text:p text:style-name="P11">Fluxo Alternativo 3</text:p>
      <text:p text:style-name="P16"><text:span text:style-name="Fonte_20_parág._20_padrão"><text:span text:style-name="T3"><text:tab/>Se no passo 4 do fluxo básico o usuário seleciona a opção “Cancelar Exclusão”, então: </text:span></text:span></text:p>
      <text:p text:style-name="P26"><text:tab/> <text:s text:c="2"/>1. O Bem Patrimonial não é excluído do sistema;</text:p>
      <text:p text:style-name="P26"><text:tab/> <text:s text:c="2"/>2. <text:span text:style-name="Fonte_20_parág._20_padrão"><text:span text:style-name="T7">O sistema retorna ao menu principal</text:span></text:span></text:p>
      <text:p text:style-name="P13"><text:tab/> <text:s/>3. O caso de uso é encerrado;</text:p>
      <text:p text:style-name="P13">Fluxo Alternativo 4</text:p>
      <text:p text:style-name="P13"><text:tab/>Se a qualquer momento o usuário selecionar a opção “Cancelar” o caso de uso termina.</text:p>
      <text:p text:style-name="P13">Fluxo Alternativo 5</text:p>
      <text:p text:style-name="P13"><text:tab/>Se no passo 4 do Fluxo Básico <text:span text:style-name="Fonte_20_parág._20_padrão"><text:s/>o bem a ser excluído está associado com outros bens patrimoniais 1. O sistema exibe:</text:span></text:p>
      <text:list xml:id="list2158126782" text:continue-list="list46022158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8"><text:span text:style-name="Fonte_20_parág._20_padrão"><text:span text:style-name="T10"><text:s/><text:tab/>- opção 'Confirmar Exclusão' para confirmar a excluir. </text:span></text:span></text:p>
                                              <text:p text:style-name="P28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Fonte_20_parág._20_padrão">2. O usuário seleciona a opção “Cancelar Exclusão”</text:span></text:p>
      <text:p text:style-name="P13"><text:span text:style-name="Fonte_20_parág._20_padrão"><text:tab/>-O sistema retorna ao menu principal</text:span></text:p>
      <text:p text:style-name="P13"><text:span text:style-name="Fonte_20_parág._20_padrão"><text:tab/>-O caso de uso termina</text:span></text:p>
      <text:p text:style-name="P13"><text:span text:style-name="Fonte_20_parág._20_padrão">Fluxo Alternativo 6</text:span></text:p>
      <text:p text:style-name="P13"><text:span text:style-name="Fonte_20_parág._20_padrão"><text:tab/>Se no passo 1 do Fluxo Alternativo 5 o usuário seleciona “Confirmar Exclusão”</text:span></text:p>
      <text:p text:style-name="P17"><text:span text:style-name="Fonte_20_parág._20_padrão">O Bem Patrimonial é excluído do banco de dados e todas as relações entre este e outros bens patrimoniais são removidas.</text:span></text:p>
      <text:p text:style-name="P13"><text:span text:style-name="Fonte_20_parág._20_padrão"><text:tab/>O caso de uso termina</text:span></text:p>
      <text:p text:style-name="P13"><text:span text:style-name="Fonte_20_parág._20_padrão"/></text:p>
      <text:h text:style-name="P31" text:outline-level="1">Pós-condições</text:h>
      <text:p text:style-name="Standard"/>
      <text:list xml:id="list12599738751" text:style-name="L2">
        <text:list-item>
          <text:list>
            <text:list-item>
              <text:p text:style-name="P18">Fluxo Básico: O cadastro do bem é excluído da base de dados.</text:p>
            </text:list-item>
            <text:list-item>
              <text:p text:style-name="P18">Fluxo Alternativo 1: Não ocorre alteração na base de dados do sistema.</text:p>
            </text:list-item>
            <text:list-item>
              <text:p text:style-name="P18">Fluxo Alternativo 2: Não ocorre alteração na base de dados do sistema.</text:p>
            </text:list-item>
            <text:list-item>
              <text:p text:style-name="P18">Fluxo Alternativo 3: Não ocorre alteração na base de dados <text:s/>do sistema. </text:p>
            </text:list-item>
            <text:list-item>
              <text:p text:style-name="P19">Fluxo Alternativo 4: Não ocorre alteração na base de dados do sistema.</text:p>
            </text:list-item>
            <text:list-item>
              <text:p text:style-name="P19">Fluxo Alternativo 5: Não ocorre alteração na base de dados do sistema.</text:p>
            </text:list-item>
            <text:list-item>
              <text:p text:style-name="P19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1</meta:editing-cycles>
    <meta:editing-duration>PT1H18M16S</meta:editing-duration>
    <meta:generator>LibreOffice/3.5$Linux_X86_64 LibreOffice_project/350m1$Build-2</meta:generator>
    <dc:date>2013-04-02T17:22:49</dc:date>
    <dc:creator>Thais </dc:creator>
    <meta:document-statistic meta:table-count="2" meta:image-count="1" meta:object-count="0" meta:page-count="2" meta:paragraph-count="61" meta:word-count="635" meta:character-count="3707" meta:non-whitespace-character-count="3053"/>
  </office:meta>
</office:document-meta>
</file>